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8c51" officeooo:paragraph-rsid="00128c51"/>
    </style:style>
    <style:style style:name="P2" style:family="paragraph" style:parent-style-name="Standard">
      <style:text-properties officeooo:rsid="00128c51" officeooo:paragraph-rsid="0012cba0"/>
    </style:style>
    <style:style style:name="P3" style:family="paragraph" style:parent-style-name="Standard">
      <style:text-properties officeooo:paragraph-rsid="0012cba0"/>
    </style:style>
    <style:style style:name="P4" style:family="paragraph" style:parent-style-name="Standard">
      <style:text-properties officeooo:rsid="001426de" officeooo:paragraph-rsid="001426de"/>
    </style:style>
    <style:style style:name="P5" style:family="paragraph" style:parent-style-name="Standard">
      <style:text-properties officeooo:rsid="0014f4b3" officeooo:paragraph-rsid="0014f4b3"/>
    </style:style>
    <style:style style:name="P6" style:family="paragraph" style:parent-style-name="Standard">
      <style:text-properties officeooo:rsid="00164f3b" officeooo:paragraph-rsid="00164f3b"/>
    </style:style>
    <style:style style:name="P7" style:family="paragraph" style:parent-style-name="Standard">
      <style:text-properties officeooo:rsid="0017ab29" officeooo:paragraph-rsid="0017ab29"/>
    </style:style>
    <style:style style:name="P8" style:family="paragraph" style:parent-style-name="Standard">
      <style:text-properties officeooo:rsid="0018f2f7" officeooo:paragraph-rsid="0018f2f7"/>
    </style:style>
    <style:style style:name="P9" style:family="paragraph" style:parent-style-name="Standard">
      <style:text-properties officeooo:rsid="001981bb" officeooo:paragraph-rsid="001981bb"/>
    </style:style>
    <style:style style:name="P10" style:family="paragraph" style:parent-style-name="Standard">
      <style:text-properties officeooo:rsid="001b281b" officeooo:paragraph-rsid="001b281b"/>
    </style:style>
    <style:style style:name="P11" style:family="paragraph" style:parent-style-name="Standard">
      <style:text-properties officeooo:rsid="001b73f3" officeooo:paragraph-rsid="001b73f3"/>
    </style:style>
    <style:style style:name="P12" style:family="paragraph" style:parent-style-name="Standard">
      <style:text-properties officeooo:rsid="001b73f3" officeooo:paragraph-rsid="00240855"/>
    </style:style>
    <style:style style:name="P13" style:family="paragraph" style:parent-style-name="Standard">
      <style:text-properties fo:font-weight="normal" officeooo:rsid="0018f2f7" officeooo:paragraph-rsid="0018f2f7" style:font-weight-asian="normal" style:font-weight-complex="normal"/>
    </style:style>
    <style:style style:name="P14" style:family="paragraph" style:parent-style-name="Standard">
      <style:text-properties fo:font-weight="normal" officeooo:rsid="0023c7b8" officeooo:paragraph-rsid="0023c7b8" style:font-weight-asian="normal" style:font-weight-complex="normal"/>
    </style:style>
    <style:style style:name="P15" style:family="paragraph" style:parent-style-name="Standard">
      <style:text-properties fo:font-weight="normal" officeooo:rsid="00244ba8" officeooo:paragraph-rsid="00244ba8" style:font-weight-asian="normal" style:font-weight-complex="normal"/>
    </style:style>
    <style:style style:name="P16" style:family="paragraph" style:parent-style-name="Standard">
      <style:text-properties fo:font-weight="normal" officeooo:rsid="00257660" officeooo:paragraph-rsid="00257660" style:font-weight-asian="normal" style:font-weight-complex="normal"/>
    </style:style>
    <style:style style:name="P17" style:family="paragraph" style:parent-style-name="Standard">
      <style:text-properties fo:font-weight="normal" officeooo:rsid="0027d836" officeooo:paragraph-rsid="002b75c7" style:font-weight-asian="normal" style:font-weight-complex="normal"/>
    </style:style>
    <style:style style:name="P18" style:family="paragraph" style:parent-style-name="Standard">
      <style:text-properties fo:font-weight="normal" officeooo:rsid="002b75c7" officeooo:paragraph-rsid="002b75c7" style:font-weight-asian="normal" style:font-weight-complex="normal"/>
    </style:style>
    <style:style style:name="P19" style:family="paragraph" style:parent-style-name="Standard">
      <style:text-properties fo:font-weight="normal" officeooo:rsid="002caf4b" officeooo:paragraph-rsid="002caf4b" style:font-weight-asian="normal" style:font-weight-complex="normal"/>
    </style:style>
    <style:style style:name="P20" style:family="paragraph" style:parent-style-name="Standard">
      <style:text-properties fo:font-weight="normal" officeooo:rsid="002d1d99" officeooo:paragraph-rsid="002d1d99" style:font-weight-asian="normal" style:font-weight-complex="normal"/>
    </style:style>
    <style:style style:name="P21" style:family="paragraph" style:parent-style-name="Standard">
      <style:text-properties fo:font-weight="normal" officeooo:rsid="002ec8a8" officeooo:paragraph-rsid="002ec8a8" style:font-weight-asian="normal" style:font-weight-complex="normal"/>
    </style:style>
    <style:style style:name="P22" style:family="paragraph" style:parent-style-name="Standard">
      <style:text-properties fo:font-weight="normal" officeooo:rsid="002fd39f" officeooo:paragraph-rsid="002fd39f" style:font-weight-asian="normal" style:font-weight-complex="normal"/>
    </style:style>
    <style:style style:name="P23" style:family="paragraph" style:parent-style-name="Standard">
      <style:text-properties fo:font-weight="normal" officeooo:rsid="0030babb" officeooo:paragraph-rsid="0030babb" style:font-weight-asian="normal" style:font-weight-complex="normal"/>
    </style:style>
    <style:style style:name="P24" style:family="paragraph" style:parent-style-name="Standard">
      <style:text-properties officeooo:paragraph-rsid="00209eb1"/>
    </style:style>
    <style:style style:name="P25" style:family="paragraph" style:parent-style-name="Standard">
      <style:text-properties officeooo:rsid="0023c7b8" officeooo:paragraph-rsid="0023c7b8"/>
    </style:style>
    <style:style style:name="P26" style:family="paragraph" style:parent-style-name="Standard">
      <style:text-properties fo:font-weight="bold" officeooo:rsid="00244ba8" officeooo:paragraph-rsid="00244ba8" style:font-weight-asian="bold" style:font-weight-complex="bold"/>
    </style:style>
    <style:style style:name="P27" style:family="paragraph" style:parent-style-name="Standard">
      <style:text-properties fo:font-weight="bold" officeooo:rsid="002ec8a8" officeooo:paragraph-rsid="002ec8a8" style:font-weight-asian="bold" style:font-weight-complex="bold"/>
    </style:style>
    <style:style style:name="P28" style:family="paragraph" style:parent-style-name="Standard">
      <style:text-properties fo:font-weight="bold" officeooo:rsid="003e9b3f" officeooo:paragraph-rsid="003e9b3f" style:font-weight-asian="bold" style:font-weight-complex="bold"/>
    </style:style>
    <style:style style:name="P29" style:family="paragraph" style:parent-style-name="Standard">
      <style:text-properties fo:font-weight="bold" officeooo:rsid="00409a13" officeooo:paragraph-rsid="00409a13" style:font-weight-asian="bold" style:font-weight-complex="bold"/>
    </style:style>
    <style:style style:name="P30" style:family="paragraph" style:parent-style-name="Standard">
      <style:text-properties fo:font-weight="bold" officeooo:rsid="00420a76" officeooo:paragraph-rsid="00420a76" style:font-weight-asian="bold" style:font-weight-complex="bold"/>
    </style:style>
    <style:style style:name="P31" style:family="paragraph" style:parent-style-name="Standard">
      <style:text-properties fo:font-weight="bold" officeooo:rsid="0043cd86" officeooo:paragraph-rsid="0043cd86" style:font-weight-asian="bold" style:font-weight-complex="bold"/>
    </style:style>
    <style:style style:name="P32" style:family="paragraph" style:parent-style-name="Standard">
      <style:text-properties fo:font-weight="bold" officeooo:rsid="0044a1aa" officeooo:paragraph-rsid="0044a1aa" style:font-weight-asian="bold" style:font-weight-complex="bold"/>
    </style:style>
    <style:style style:name="P33" style:family="paragraph" style:parent-style-name="Standard">
      <style:text-properties officeooo:rsid="0028dc97" officeooo:paragraph-rsid="0028dc97"/>
    </style:style>
    <style:style style:name="P34" style:family="paragraph" style:parent-style-name="Standard">
      <style:text-properties officeooo:rsid="00399f7c" officeooo:paragraph-rsid="00399f7c"/>
    </style:style>
    <style:style style:name="P35" style:family="paragraph" style:parent-style-name="Standard">
      <style:text-properties officeooo:rsid="003ac7a0" officeooo:paragraph-rsid="003ac7a0"/>
    </style:style>
    <style:style style:name="P36" style:family="paragraph" style:parent-style-name="Standard">
      <style:text-properties fo:font-weight="bold" officeooo:rsid="00399f7c" officeooo:paragraph-rsid="00399f7c" style:font-weight-asian="bold" style:font-weight-complex="bold"/>
    </style:style>
    <style:style style:name="P37" style:family="paragraph" style:parent-style-name="Standard">
      <style:text-properties fo:font-weight="bold" officeooo:rsid="004591c7" officeooo:paragraph-rsid="004591c7" style:font-weight-asian="bold" style:font-weight-complex="bold"/>
    </style:style>
    <style:style style:name="P38" style:family="paragraph" style:parent-style-name="Standard">
      <style:text-properties fo:font-weight="normal" officeooo:rsid="00399f7c" officeooo:paragraph-rsid="00399f7c" style:font-weight-asian="normal" style:font-weight-complex="normal"/>
    </style:style>
    <style:style style:name="P39" style:family="paragraph" style:parent-style-name="Standard">
      <style:text-properties fo:font-weight="normal" officeooo:rsid="003ac7a0" officeooo:paragraph-rsid="003ac7a0" style:font-weight-asian="normal" style:font-weight-complex="normal"/>
    </style:style>
    <style:style style:name="P40" style:family="paragraph" style:parent-style-name="Standard">
      <style:text-properties fo:font-weight="normal" officeooo:rsid="004591c7" officeooo:paragraph-rsid="00470057" style:font-weight-asian="normal" style:font-weight-complex="normal"/>
    </style:style>
    <style:style style:name="P41" style:family="paragraph" style:parent-style-name="Standard">
      <style:text-properties fo:font-weight="normal" officeooo:rsid="004a8f53" officeooo:paragraph-rsid="004a8f53" style:font-weight-asian="normal" style:font-weight-complex="normal"/>
    </style:style>
    <style:style style:name="P42" style:family="paragraph" style:parent-style-name="Standard">
      <style:text-properties fo:font-weight="normal" officeooo:rsid="0030babb" officeooo:paragraph-rsid="0030babb" style:font-weight-asian="normal" style:font-weight-complex="normal"/>
    </style:style>
    <style:style style:name="P43" style:family="paragraph" style:parent-style-name="Standard">
      <style:text-properties fo:font-weight="normal" officeooo:rsid="004bcabd" officeooo:paragraph-rsid="004bcabd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cba0" style:font-weight-asian="bold" style:font-weight-complex="bold"/>
    </style:style>
    <style:style style:name="T3" style:family="text">
      <style:text-properties fo:font-weight="bold" officeooo:rsid="00209eb1" style:font-weight-asian="bold" style:font-weight-complex="bold"/>
    </style:style>
    <style:style style:name="T4" style:family="text">
      <style:text-properties fo:font-weight="bold" officeooo:rsid="002b2b46" style:font-weight-asian="bold" style:font-weight-complex="bold"/>
    </style:style>
    <style:style style:name="T5" style:family="text">
      <style:text-properties fo:font-weight="bold" officeooo:rsid="00470057" style:font-weight-asian="bold" style:font-weight-complex="bold"/>
    </style:style>
    <style:style style:name="T6" style:family="text">
      <style:text-properties officeooo:rsid="001426de"/>
    </style:style>
    <style:style style:name="T7" style:family="text">
      <style:text-properties officeooo:rsid="0017ab29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3dca9c" style:font-weight-asian="normal" style:font-weight-complex="normal"/>
    </style:style>
    <style:style style:name="T10" style:family="text">
      <style:text-properties officeooo:rsid="00240855"/>
    </style:style>
    <style:style style:name="T11" style:family="text">
      <style:text-properties style:text-line-through-style="solid" style:text-line-through-type="single"/>
    </style:style>
    <style:style style:name="T12" style:family="text">
      <style:text-properties style:text-line-through-style="none" style:text-line-through-type="none"/>
    </style:style>
    <style:style style:name="T13" style:family="text">
      <style:text-properties style:text-line-through-style="none" style:text-line-through-type="none" fo:font-weight="normal" style:font-weight-asian="normal" style:font-weight-complex="normal"/>
    </style:style>
    <style:style style:name="T14" style:family="text">
      <style:text-properties officeooo:rsid="00470057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4d670a" style:font-style-asian="italic" style:font-style-complex="italic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$git fetch --all: </text:span><text:span text:style-name="T8">get all changes from remote repository</text:span></text:p>
      <text:p text:style-name="P8"><text:span text:style-name="T1">$get pull : </text:span><text:span text:style-name="T8">get changes from remote repository and merge to local repository</text:span></text:p>
      <text:p text:style-name="P8"><text:span text:style-name="T1">$git remote -v</text:span><text:span text:style-name="T8"> :shows your remote repository URL</text:span></text:p>
      <text:p text:style-name="P9"><text:span text:style-name="T1">$git push: </text:span><text:span text:style-name="T8">pushes changes from local repository to remote repository.</text:span></text:p>
      <text:p text:style-name="P10"><text:span text:style-name="T1">$git branch -a </text:span><text:span text:style-name="T8">: all remote and local branches</text:span></text:p>
      <text:p text:style-name="P13"/>
      <text:p text:style-name="P1"><text:span text:style-name="T1">$git diff</text:span> – compares changes in staging and local changes</text:p>
      <text:p text:style-name="P2"><text:span text:style-name="T1">$git diff</text:span><text:span text:style-name="T2">tool</text:span> – compares changes in staging and local changes</text:p>
      <text:p text:style-name="P1"/>
      <text:p text:style-name="P1"><text:span text:style-name="T1">$git diff HEAD </text:span>– compare <text:s/>working folder changes and last commit.</text:p>
      <text:p text:style-name="P2"><text:span text:style-name="T1">$git diff</text:span><text:span text:style-name="T2">tool</text:span><text:span text:style-name="T1"> HEAD </text:span>– compare <text:s/>working folder changes and last commit.</text:p>
      <text:p text:style-name="P1"/>
      <text:p text:style-name="Standard"><text:span text:style-name="T1">$git diff --cached HEAD </text:span>compare chganges in staging and last commit.</text:p>
      <text:p text:style-name="P3"><text:span text:style-name="T1">$git diff</text:span><text:span text:style-name="T2">tool</text:span><text:span text:style-name="T1"> --cached HEAD </text:span>compare chganges in staging and last commit.</text:p>
      <text:p text:style-name="P3"/>
      <text:p text:style-name="P4"><text:span text:style-name="T1">$git diff HEAD^ </text:span>comapres the second last commit and working folder changes</text:p>
      <text:p text:style-name="P4">^^ will compare third and ^^^ so forth</text:p>
      <text:p text:style-name="P5"><text:span text:style-name="T1">$git diff HEAD~3 </text:span><text:span text:style-name="T6">comapres the </text:span>specified commit <text:span text:style-name="T6">and working folder changes</text:span></text:p>
      <text:p text:style-name="P5"/>
      <text:p text:style-name="P6"><text:span text:style-name="T1">$git show HEAD</text:span> <text:span text:style-name="T7">compares commited changes and working folder changes</text:span></text:p>
      <text:p text:style-name="P33"><text:span text:style-name="T1">$git show change_number</text:span> shows more details about a commit point</text:p>
      <text:p text:style-name="P7"><text:span text:style-name="T1">$git diff change_number </text:span>compares working folder changes and specified commit.</text:p>
      <text:p text:style-name="P7"><text:span text:style-name="T1">$git diff change_number.. change_number </text:span>compares specified commit chasnges to other specified commited changes.</text:p>
      <text:p text:style-name="P7"/>
      <text:p text:style-name="P12"><text:span text:style-name="T1">$git branch </text:span>list all branches. <text:span text:style-name="T10">current</text:span> mark <text:span text:style-name="T10">is marked </text:span>with *</text:p>
      <text:p text:style-name="P11"><text:span text:style-name="T1">$git checkout branch-name</text:span> to switch branch</text:p>
      <text:p text:style-name="P11"><text:span text:style-name="T1">$git merge branch-name</text:span> merge current branch to specified branch-name</text:p>
      <text:p text:style-name="P24"><text:span text:style-name="T3">$git branch -</text:span><text:span text:style-name="T1">d branch-name</text:span> delete branch</text:p>
      <text:p text:style-name="P25"><text:span text:style-name="T1">$git fetch –all </text:span><text:span text:style-name="T8">fetch branches</text:span></text:p>
      <text:p text:style-name="P14"/>
      <text:p text:style-name="P26">Creating Tags</text:p>
      <text:p text:style-name="P15">$git tag tagname creating a tag</text:p>
      <text:p text:style-name="P15">$git tag -a version -m “message” creating annotated tag</text:p>
      <text:p text:style-name="P15">$git tag –list list all tags</text:p>
      <text:p text:style-name="P16">$git show v1.0 show tag information</text:p>
      <text:p text:style-name="P16"/>
      <text:p text:style-name="P17"><text:span text:style-name="T1">$git rem</text:span><text:span text:style-name="T4">o</text:span><text:span text:style-name="T1">te set-url origin</text:span> url updating local repository url reference to remote reposioty</text:p>
      <text:p text:style-name="P18"><text:span text:style-name="T1">$git init</text:span> create git repository locally</text:p>
      <text:p text:style-name="P19"><text:span text:style-name="T1">$git status </text:span>getting information about current state of local repository</text:p>
      <text:p text:style-name="P19"><text:span text:style-name="T1">$git add filename</text:span> add file to staging area</text:p>
      <text:p text:style-name="P20"><text:span text:style-name="T1">$git add .</text:span> adding all files to staging area</text:p>
      <text:p text:style-name="P19"><text:span text:style-name="T1">$git commit -m “message”</text:span> add a file to git </text:p>
      <text:p text:style-name="P20"><text:span text:style-name="T1">$git commit -am “message”</text:span> adding modified tracked files to staging area and committing.</text:p>
      <text:p text:style-name="P20"/>
      <text:p text:style-name="P27">Working with logs</text:p>
      <text:p text:style-name="P21"><text:span text:style-name="T1">$git log </text:span>show<text:span text:style-name="T1"> </text:span>history of commits</text:p>
      <text:p text:style-name="P21"><text:span text:style-name="T1">$git show</text:span> show detail history</text:p>
      <text:p text:style-name="P21"><text:span text:style-name="T1">$git config –global alias.hist “log –oneline –graph –decorate –all”</text:span> <text:s/>create git alias</text:p>
      <text:p text:style-name="P22"><text:span text:style-name="T1">$git config –global –list</text:span> list git configurations</text:p>
      <text:p text:style-name="P23"><text:span text:style-name="T1">$git hist – README.md</text:span> list history for a specified file only</text:p>
      <text:p text:style-name="P41"><text:span text:style-name="T1">$git reflog</text:span> show all actions taken while in the current repository</text:p>
      <text:p text:style-name="P23"><text:soft-page-break/></text:p>
      <text:p text:style-name="P36">Working with Tags</text:p>
      <text:p text:style-name="P38">Tags marks specific commit point</text:p>
      <text:p text:style-name="P34"><text:span text:style-name="T8">There are </text:span><text:span text:style-name="T9">light weight tag and annotated tags( have comment attached to it)</text:span></text:p>
      <text:p text:style-name="P39">Tags are list in release in github</text:p>
      <text:p text:style-name="P39"/>
      <text:p text:style-name="P34"><text:span text:style-name="T1">$git tag tag-name commit-point</text:span><text:span text:style-name="T8"> :creates a tag on specfied commit-point</text:span></text:p>
      <text:p text:style-name="P34"><text:span text:style-name="T1">$git tag -a tag-name -m “notes”</text:span><text:span text:style-name="T8"> create a tag</text:span></text:p>
      <text:p text:style-name="P35"><text:span text:style-name="T1">$git push origin tag-name</text:span><text:span text:style-name="T8"> push a tag to remote</text:span></text:p>
      <text:p text:style-name="P34"><text:span text:style-name="T1">$git push –tag</text:span><text:span text:style-name="T8"> push all tags to remote repository</text:span></text:p>
      <text:p text:style-name="P35"><text:span text:style-name="T1">$git tag</text:span><text:span text:style-name="T8"> list all tags </text:span></text:p>
      <text:p text:style-name="P28">$git tag -<text:span text:style-name="T11">d tag-</text:span><text:span text:style-name="T12">name </text:span><text:span text:style-name="T13">delete tag on local repository only</text:span></text:p>
      <text:p text:style-name="P29"><text:span text:style-name="T12">$git push origin :tag-name </text:span><text:span text:style-name="T13"><text:s/>delete a tag on remote repository</text:span></text:p>
      <text:p text:style-name="P30"><text:span text:style-name="T12">$git tag </text:span><text:span text:style-name="T11">f tag</text:span><text:span text:style-name="T12">-name commit-id</text:span><text:span text:style-name="T13"> updates a tag to new commit-point. Leaving out commit-id updates to <text:s/>HEAD/last commit</text:span></text:p>
      <text:p text:style-name="P31"><text:span text:style-name="T12">$git push –force origin tag-name </text:span><text:span text:style-name="T13">after updating tag with -f option and wants to update remote tag</text:span></text:p>
      <text:p text:style-name="P32"><text:span text:style-name="T12">$git show tag-name show</text:span><text:span text:style-name="T13"> information about the tag</text:span></text:p>
      <text:p text:style-name="P39"/>
      <text:p text:style-name="P37">Stashing</text:p>
      <text:p text:style-name="P40">$git stash </text:p>
      <text:p text:style-name="P40"><text:span text:style-name="T14">$git stash pop apply the stash and drop it</text:span></text:p>
      <text:p text:style-name="P40"><text:span text:style-name="T14">$git stash apply</text:span></text:p>
      <text:p text:style-name="P40"><text:span text:style-name="T5">$git stash</text:span><text:span text:style-name="T14"> </text:span><text:span text:style-name="T5">list</text:span><text:span text:style-name="T14"> show our stashes</text:span> </text:p>
      <text:p text:style-name="P40"/>
      <text:p text:style-name="P43">Resetting changes</text:p>
      <text:p text:style-name="P43"><text:span text:style-name="T1">$git reset –soft </text:span><text:span text:style-name="T17">commit-id</text:span><text:span text:style-name="T15"> </text:span><text:span text:style-name="T16">change where HEAD is pointing</text:span></text:p>
      <text:p text:style-name="P43"><text:span text:style-name="T1">$git reset –hard</text:span> <text:span text:style-name="T17">commit-id</text:span></text:p>
      <text:p text:style-name="P43"><text:span text:style-name="T1">$git reset –mixed</text:span> <text:span text:style-name="T17">commit-id</text:span></text:p>
      <text:p text:style-name="P40"/>
      <text:p text:style-name="P41"/>
      <text:p text:style-name="P19"/>
      <text:p text:style-name="P19"/>
      <text:p text:style-name="P18"/>
      <text:p text:style-name="P16"/>
      <text:p text:style-name="P16"/>
      <text:p text:style-name="P7"/>
      <text:p text:style-name="P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07:45:32.529093991</meta:creation-date>
    <dc:date>2020-03-10T23:01:09.252140797</dc:date>
    <meta:editing-duration>P1DT3H34M22S</meta:editing-duration>
    <meta:editing-cycles>45</meta:editing-cycles>
    <meta:generator>LibreOffice/6.0.7.3$Linux_X86_64 LibreOffice_project/00m0$Build-3</meta:generator>
    <meta:document-statistic meta:table-count="0" meta:image-count="0" meta:object-count="0" meta:page-count="2" meta:paragraph-count="65" meta:word-count="547" meta:character-count="3349" meta:non-whitespace-character-count="2856"/>
  </office:meta>
</office:document-meta>
</file>